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6A0000043E35A4EFE4.svm"/>
  <manifest:file-entry manifest:media-type="" manifest:full-path="Pictures/200000070000304500003271E389AB0A.svm"/>
  <manifest:file-entry manifest:media-type="" manifest:full-path="Pictures/20000007000011FD0000082BB9367C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99cm" style:rel-column-width="13104*"/>
    </style:style>
    <style:style style:name="Table1.B" style:family="table-column">
      <style:table-column-properties style:column-width="4.623cm" style:rel-column-width="17821*"/>
    </style:style>
    <style:style style:name="Table1.C" style:family="table-column">
      <style:table-column-properties style:column-width="2.175cm" style:rel-column-width="8388*"/>
    </style:style>
    <style:style style:name="Table1.D" style:family="table-column">
      <style:table-column-properties style:column-width="3.401cm" style:rel-column-width="13110*"/>
    </style:style>
    <style:style style:name="Table1.E" style:family="table-column">
      <style:table-column-properties style:column-width="3.401cm" style:rel-column-width="13112*"/>
    </style:style>
    <style:style style:name="Table1.A1" style:family="table-cell">
      <style:table-cell-properties fo:padding="0.097cm" fo:border-left="0.002cm solid #999999" fo:border-right="none" fo:border-top="0.002cm solid #999999" fo:border-bottom="0.002cm solid #999999"/>
    </style:style>
    <style:style style:name="Table1.E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E2" style:family="table-cell">
      <style:table-cell-properties fo:padding="0.097cm" fo:border-left="0.002cm solid #999999" fo:border-right="0.002cm solid #999999" fo:border-top="none" fo:border-bottom="0.002cm solid #999999"/>
    </style:style>
    <style:style style:name="Table1.E12" style:family="table-cell" style:data-style-name="N0">
      <style:table-cell-properties fo:padding="0.097cm" fo:border-left="0.002cm solid #999999" fo:border-right="0.002cm solid #999999" fo:border-top="none" fo:border-bottom="0.002cm solid #999999"/>
    </style:style>
    <style:style style:name="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P2" style:family="paragraph" style:parent-style-name="Footer">
      <style:paragraph-properties fo:text-align="center"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8pt" style:font-size-asian="8pt" style:font-size-complex="8pt"/>
    </style:style>
    <style:style style:name="P4" style:family="paragraph" style:parent-style-name="Standard">
      <style:text-properties style:font-name="Tahoma" fo:font-size="10pt" style:font-size-asian="10pt" style:font-size-complex="10pt"/>
    </style:style>
    <style:style style:name="P5" style:family="paragraph" style:parent-style-name="Standard">
      <style:paragraph-properties fo:text-align="center"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9" style:family="paragraph" style:parent-style-name="Standard">
      <style:paragraph-properties fo:text-align="end"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Tahoma"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center"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center"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start" style:justify-single-word="false" fo:break-before="page"/>
      <style:text-properties style:font-name="Tahoma"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fo:break-before="pag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T1" style:family="text">
      <style:text-properties style:text-position="super 58%"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graphics1" text:anchor-type="paragraph" svg:width="0.873cm" svg:height="1.087cm" draw:z-index="0"><draw:image xlink:href="Pictures/200000070000036A0000043E35A4EFE4.svm" xlink:type="simple" xlink:show="embed" xlink:actuate="onLoad"/></draw:frame></text:p>
      <text:p text:style-name="P6">Traffic Accounting .NET 4.0</text:p>
      <text:p text:style-name="P6">DRAFT USER MANUAL</text:p>
      <text:p text:style-name="P6"/>
      <text:p text:style-name="P6">Released on</text:p>
      <text:p text:style-name="P6">February 2013</text:p>
      <text:p text:style-name="P6"/>
      <text:p text:style-name="P6"/>
      <text:p text:style-name="P6"/>
      <text:p text:style-name="P6"/>
      <text:p text:style-name="P6"/>
      <text:p text:style-name="P6"/>
      <text:p text:style-name="P6"/>
      <text:p text:style-name="P6"/>
      <text:p text:style-name="P6"/>
      <text:p text:style-name="P6"/>
      <text:p text:style-name="P9">Note that this user manual refer to </text:p>
      <text:p text:style-name="P9">Traffic Accounting 4.0 build #33 </text:p>
      <text:p text:style-name="P9">(February 20, 2013). </text:p>
      <text:p text:style-name="P9"/>
      <text:p text:style-name="P9">This program is still being developed, </text:p>
      <text:p text:style-name="P9">so some moments can be differ from </text:p>
      <text:p text:style-name="P9">described in this manual.</text:p>
      <text:p text:style-name="P15"/>
      <text:p text:style-name="P7"><text:tab/></text:p>
      <text:p text:style-name="P6">CONTENT</text:p>
      <text:p text:style-name="P8"/>
      <text:list xml:id="list35604078" text:style-name="L1">
        <text:list-item>
          <text:list>
            <text:list-item>
              <text:list>
                <text:list-item>
                  <text:p text:style-name="P18">License information</text:p>
                </text:list-item>
                <text:list-item>
                  <text:p text:style-name="P18">Installation process and requirements</text:p>
                </text:list-item>
                <text:list-item>
                  <text:p text:style-name="P18">Main functionality overview</text:p>
                </text:list-item>
                <text:list-item>
                  <text:p text:style-name="P18">Configuration of Traffic Accounting</text:p>
                </text:list-item>
              </text:list>
            </text:list-item>
          </text:list>
        </text:list-item>
      </text:list>
      <text:p text:style-name="P7"/>
      <text:p text:style-name="P7"/>
      <text:p text:style-name="P7"/>
      <text:p text:style-name="P7"/>
      <text:p text:style-name="P7"/>
      <text:p text:style-name="P7"/>
      <text:p text:style-name="P6">License information</text:p>
      <text:p text:style-name="P8"/>
      <text:p text:style-name="P7"><text:tab/>Traffic Accounting (hereinafter referred to as “TA”) is published under GNU GPL license. This means that TA is free software; you can redistribute it and/or modify it under the terms of the GNU General Public License as published by the Free Software Foundation; either version 2 of the License, or (at your option) any later version.</text:p>
      <text:p text:style-name="P7"/>
      <text:p text:style-name="P7"><text:s/><text:tab/>This program is distributed in the hope that it will be useful, but WITHOUT ANY WARRANTY; without even the implied warranty of MERCHANTABILITY or FITNESS FOR A PARTICULAR PURPOSE. <text:s/>See the GNU General Public License for more details.</text:p>
      <text:p text:style-name="P7"/>
      <text:p text:style-name="P7"><text:tab/>You can find full text of license in file called license.txt which is stored together with executable program.</text:p>
      <text:p text:style-name="P8"/>
      <text:p text:style-name="P6">Installation process <text:s/>and requirements</text:p>
      <text:p text:style-name="P8"/>
      <text:p text:style-name="P7"><text:tab/>Fresh build and source codes can be found at <text:a xlink:type="simple" xlink:href="//iofuks/Personal/TrafficAccounting">\\iofuks\Personal\TrafficAccounting</text:a></text:p>
      <text:p text:style-name="P7"><text:tab/>All you need its copy an executable file to your computer and run it. There is no installation required. Also you can build program manually from source code if you want. <text:s/></text:p>
      <text:p text:style-name="P7"><text:tab/>You should have .NET 3.5 from Microsoft installed to run TA properly.</text:p>
      <text:p text:style-name="P7"/>
      <text:p text:style-name="P6">Main functionality overview</text:p>
      <text:p text:style-name="P8"/>
      <text:p text:style-name="P7"><text:tab/>You can see an icon in the system tray after TA will be started by you. See picture below. Icon will display an integer which means remaining traffic amount for this week. This number will be automatically changed each next day according to your traffic statistics.</text:p>
      <text:p text:style-name="P7"/>
      <text:p text:style-name="P7"><draw:frame draw:style-name="fr1" draw:name="graphics2" text:anchor-type="paragraph" svg:width="4.606cm" svg:height="2.09cm" draw:z-index="2"><draw:image xlink:href="Pictures/20000007000011FD0000082BB9367CC6.svm" xlink:type="simple" xlink:show="embed" xlink:actuate="onLoad"/></draw:frame></text:p>
      <text:p text:style-name="P10">Picture 1. Screen shot of TA's icon in system tray</text:p>
      <text:p text:style-name="P8"/>
      <text:p text:style-name="P7"><text:tab/>Double click on icon to open TA's main window. Here are you can find main menu, statistics grid and information about total amount of spent traffic during current week by default<text:span text:style-name="T1"><text:note text:id="ftn1" text:note-class="footnote"><text:note-citation>1</text:note-citation><text:note-body><text:p text:style-name="Footnote">Since build #28 there is statistics for previous week appears in case current day of week is equals to “first day of week”.</text:p></text:note-body></text:note></text:span>. See picture below for details.</text:p>
      <text:p text:style-name="P7"/>
      <text:p text:style-name="P10"><draw:frame draw:style-name="fr2" draw:name="graphics3" text:anchor-type="paragraph" svg:width="12.358cm" svg:height="12.913cm" draw:z-index="1"><draw:image xlink:href="Pictures/200000070000304500003271E389AB0A.svm" xlink:type="simple" xlink:show="embed" xlink:actuate="onLoad"/></draw:frame><text:soft-page-break/>Picture 2. Screen shot of TA's main window</text:p>
      <text:p text:style-name="P10"/>
      <text:p text:style-name="P12"><text:tab/>Statistics grid displays total information about visited web sites and amount of spent traffic for each web site by default. Statistics grid is able to display information for previous week and for specific day which yo can select by using main menu. So, if you want to take a look on Monday's statistics you should select Monday from main menu called as 'Day'. And if you want to display previous week's statistics you should select appropriate item from main menu called as 'Week'.</text:p>
      <text:p text:style-name="P12"/>
      <text:p text:style-name="P12"><text:tab/>At the bottom of main window you can find information about total spent traffic. This number depends on statistics available in statistics grid. Also you can find your position in TOP or prediction about this information.</text:p>
      <text:p text:style-name="P13"/>
      <text:p text:style-name="P14">Configuration of Traffic Accounting</text:p>
      <text:p text:style-name="P11"/>
      <text:p text:style-name="P12"><text:tab/>Configuration is very simple in most cases. Select 'Setup' from main menu to configure your copy of TA. Note please that there is no OK or Cancel buttons. Each time you change the settings they applied automatically, so, you can see changes at the same moment you make them.</text:p>
      <text:p text:style-name="P12"/>
      <text:p text:style-name="P12"><text:tab/>In TA a lot of settings which are not present in the GUI. They are called system settings. You still have ability to setup they manually. All settings are stored in the registry and can be found at next place: HKCU\Software\ItWorksTeam\Traffic Accounting\Version 4.0. List of all available settings you can find at the table below.</text:p>
      <text:p text:style-name="P12"/>
      <text:p text:style-name="P12"><text:tab/></text:p>
      <text:p text:style-name="P16">Table of available setting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Setting name</text:p>
          </table:table-cell>
          <table:table-cell table:style-name="Table1.A1" office:value-type="string">
            <text:p text:style-name="P19">Setting description</text:p>
          </table:table-cell>
          <table:table-cell table:style-name="Table1.A1" office:value-type="string">
            <text:p text:style-name="P19">Is available in GUI setup?</text:p>
          </table:table-cell>
          <table:table-cell table:style-name="Table1.A1" office:value-type="string">
            <text:p text:style-name="P19">Data type</text:p>
          </table:table-cell>
          <table:table-cell table:style-name="Table1.E1" office:value-type="string">
            <text:p text:style-name="P19">Default value</text:p>
          </table:table-cell>
        </table:table-row>
        <table:table-row>
          <table:table-cell table:style-name="Table1.A2" office:value-type="string">
            <text:p text:style-name="P3">HttpCut1</text:p>
          </table:table-cell>
          <table:table-cell table:style-name="Table1.A2" office:value-type="string">
            <text:p text:style-name="P3">Http cut perform selection of actual page range. HttpCut1 specify top/begin page selection. There special words [IP] and [MACHINE] which will be replaced by IP address and Machine system name.</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lt;A NAME=[IP]&gt;&lt;H2&gt;&lt;A HREF=#TOC&gt;[MACHINE] ([IP])&lt;/A&gt;&lt;/H2&gt;</text:p>
          </table:table-cell>
        </table:table-row>
        <table:table-row>
          <table:table-cell table:style-name="Table1.A2" office:value-type="string">
            <text:p text:style-name="P3">HttpCut2</text:p>
          </table:table-cell>
          <table:table-cell table:style-name="Table1.A2" office:value-type="string">
            <text:p text:style-name="P3">HttpCut2 specify bottom/end page selection.</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lt;/TABLE&gt;</text:p>
          </table:table-cell>
        </table:table-row>
        <table:table-row>
          <table:table-cell table:style-name="Table1.A2" office:value-type="string">
            <text:p text:style-name="P3">MachineName</text:p>
          </table:table-cell>
          <table:table-cell table:style-name="Table1.A2" office:value-type="string">
            <text:p text:style-name="P3">Specify machine system name which will be used instead of system name.</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Automatically detected at startup</text:p>
          </table:table-cell>
        </table:table-row>
        <table:table-row>
          <table:table-cell table:style-name="Table1.A2" office:value-type="string">
            <text:p text:style-name="P3">TrayIconBackColor</text:p>
          </table:table-cell>
          <table:table-cell table:style-name="Table1.A2" office:value-type="string">
            <text:p text:style-name="P3">Back color for an icon in system tray</text:p>
          </table:table-cell>
          <table:table-cell table:style-name="Table1.A2" office:value-type="string">
            <text:p text:style-name="P3"/>
          </table:table-cell>
          <table:table-cell table:style-name="Table1.A2" office:value-type="string">
            <text:p text:style-name="P3">REG_SZ</text:p>
            <text:p text:style-name="P3">String value</text:p>
            <text:p text:style-name="P3">(Color name)</text:p>
          </table:table-cell>
          <table:table-cell table:style-name="Table1.E2" office:value-type="string">
            <text:p text:style-name="P3">Transparent</text:p>
          </table:table-cell>
        </table:table-row>
        <table:table-row>
          <table:table-cell table:style-name="Table1.A2" office:value-type="string">
            <text:p text:style-name="P3">TrayIconFontColor</text:p>
          </table:table-cell>
          <table:table-cell table:style-name="Table1.A2" office:value-type="string">
            <text:p text:style-name="P3">Color for font of numbers at an icon</text:p>
          </table:table-cell>
          <table:table-cell table:style-name="Table1.A2" office:value-type="string">
            <text:p text:style-name="P3">X</text:p>
          </table:table-cell>
          <table:table-cell table:style-name="Table1.A2" office:value-type="string">
            <text:p text:style-name="P3">REG_SZ</text:p>
            <text:p text:style-name="P3">String value</text:p>
            <text:p text:style-name="P3">(Color name)</text:p>
          </table:table-cell>
          <table:table-cell table:style-name="Table1.E2" office:value-type="string">
            <text:p text:style-name="P3">White</text:p>
          </table:table-cell>
        </table:table-row>
        <table:table-row>
          <table:table-cell table:style-name="Table1.A2" office:value-type="string">
            <text:p text:style-name="P3">TrayDisplayDigits</text:p>
          </table:table-cell>
          <table:table-cell table:style-name="Table1.A2" office:value-type="string">
            <text:p text:style-name="P3">Is numbers should be draw at an icon</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TrayDigitsColorRangesEnabled</text:p>
          </table:table-cell>
          <table:table-cell table:style-name="Table1.A2" office:value-type="string">
            <text:p text:style-name="P3">Change color for numbers according to ranges and available amount of traffic</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False</text:p>
          </table:table-cell>
        </table:table-row>
        <table:table-row>
          <table:table-cell table:style-name="Table1.A2" office:value-type="string">
            <text:p text:style-name="P3">TrayBackColorRangesEnabled</text:p>
          </table:table-cell>
          <table:table-cell table:style-name="Table1.A2" office:value-type="string">
            <text:p text:style-name="P3">Change back color for an icon according to ranges and available amount of traffic</text:p>
          </table:table-cell>
          <table:table-cell table:style-name="Table1.A2" office:value-type="string">
            <text:p text:style-name="P3"/>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TrayTrafficRanges</text:p>
          </table:table-cell>
          <table:table-cell table:style-name="Table1.A2" office:value-type="string">
            <text:p text:style-name="P3">Specify ranges for available amount of traffic (critical, warning, normal)</text:p>
          </table:table-cell>
          <table:table-cell table:style-name="Table1.A2" office:value-type="string">
            <text:p text:style-name="P3">X</text:p>
          </table:table-cell>
          <table:table-cell table:style-name="Table1.A2" office:value-type="string">
            <text:p text:style-name="P3">REG_SZ</text:p>
            <text:p text:style-name="P3">String value</text:p>
            <text:p text:style-name="P3">(Three values separated by '|')</text:p>
          </table:table-cell>
          <table:table-cell table:style-name="Table1.E2" office:value-type="string">
            <text:p text:style-name="P3">0|20|50</text:p>
          </table:table-cell>
        </table:table-row>
        <table:table-row>
          <table:table-cell table:style-name="Table1.A2" office:value-type="string">
            <text:p text:style-name="P3">IconFashion</text:p>
          </table:table-cell>
          <table:table-cell table:style-name="Table1.A2" office:value-type="string">
            <text:p text:style-name="P3">Icon fashion form. Square, circle etc.</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TrafficLimitForWeek</text:p>
          </table:table-cell>
          <table:table-cell table:style-name="Table1.A2" office:value-type="string">
            <text:p text:style-name="P3">Traffic limit in megabytes for one week.</text:p>
          </table:table-cell>
          <table:table-cell table:style-name="Table1.A2" office:value-type="string">
            <text:p text:style-name="P3">X</text:p>
          </table:table-cell>
          <table:table-cell table:style-name="Table1.A2" office:value-type="string">
            <text:p text:style-name="P3">REG_DWORD</text:p>
            <text:p text:style-name="P3">Decimal value</text:p>
            <text:p text:style-name="P3">(Value in megabytes)</text:p>
          </table:table-cell>
          <table:table-cell table:style-name="Table1.E12" office:value-type="float" office:value="100">
            <text:p text:style-name="P3">100</text:p>
          </table:table-cell>
        </table:table-row>
        <table:table-row>
          <table:table-cell table:style-name="Table1.A2" office:value-type="string">
            <text:p text:style-name="P3">TrafficCacheEnabled</text:p>
          </table:table-cell>
          <table:table-cell table:style-name="Table1.A2" office:value-type="string">
            <text:p text:style-name="P3">Specify is local cache can be used. It is recommended use the cache</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TrafficCacheSize</text:p>
          </table:table-cell>
          <table:table-cell table:style-name="Table1.A2" office:value-type="string">
            <text:p text:style-name="P3">Cache size in days/items</text:p>
          </table:table-cell>
          <table:table-cell table:style-name="Table1.A2" office:value-type="string">
            <text:p text:style-name="P3">X</text:p>
          </table:table-cell>
          <table:table-cell table:style-name="Table1.A2" office:value-type="string">
            <text:p text:style-name="P3">REG_DWORD</text:p>
            <text:p text:style-name="P3">Decimal value</text:p>
            <text:p text:style-name="P3">(Value in days)</text:p>
          </table:table-cell>
          <table:table-cell table:style-name="Table1.E12" office:value-type="float" office:value="7">
            <text:p text:style-name="P3">7</text:p>
          </table:table-cell>
        </table:table-row>
        <table:table-row>
          <table:table-cell table:style-name="Table1.A2" office:value-type="string">
            <text:p text:style-name="P3">TOPenabled</text:p>
          </table:table-cell>
          <table:table-cell table:style-name="Table1.A2" office:value-type="string">
            <text:p text:style-name="P3">Specify is position in TOP should be calculated</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TrafficFilterEnabled</text:p>
          </table:table-cell>
          <table:table-cell table:style-name="Table1.A2" office:value-type="string">
            <text:p text:style-name="P3">Specify is traffic filter should be used or not</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False</text:p>
          </table:table-cell>
        </table:table-row>
        <table:table-row>
          <table:table-cell table:style-name="Table1.A2" office:value-type="string">
            <text:p text:style-name="P3">TrafficSeparatedFilterList</text:p>
          </table:table-cell>
          <table:table-cell table:style-name="Table1.A2" office:value-type="string">
            <text:p text:style-name="P3">List of filtered web sites</text:p>
          </table:table-cell>
          <table:table-cell table:style-name="Table1.A2" office:value-type="string">
            <text:p text:style-name="P3">X</text:p>
          </table:table-cell>
          <table:table-cell table:style-name="Table1.A2" office:value-type="string">
            <text:p text:style-name="P3">REG_SZ</text:p>
            <text:p text:style-name="P3">String value</text:p>
          </table:table-cell>
          <table:table-cell table:style-name="Table1.E2" office:value-type="string">
            <text:p text:style-name="P3">*Empty</text:p>
          </table:table-cell>
        </table:table-row>
        <table:table-row>
          <table:table-cell table:style-name="Table1.A2" office:value-type="string">
            <text:p text:style-name="P3">TrafficStatDailyUrl</text:p>
          </table:table-cell>
          <table:table-cell table:style-name="Table1.A2" office:value-type="string">
            <text:p text:style-name="P3">Url for every day traffic statistics</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http://fw-br/squid/daily/[yyyy_MM_dd].html</text:p>
          </table:table-cell>
        </table:table-row>
        <text:soft-page-break/>
        <table:table-row>
          <table:table-cell table:style-name="Table1.A2" office:value-type="string">
            <text:p text:style-name="P3">TrafficStatWeeklyUrl</text:p>
          </table:table-cell>
          <table:table-cell table:style-name="Table1.A2" office:value-type="string">
            <text:p text:style-name="P3">Url for weekly traffic statistics</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http://fw-br/squid/weekly/[yyyy_WW].html</text:p>
          </table:table-cell>
        </table:table-row>
        <table:table-row>
          <table:table-cell table:style-name="Table1.A2" office:value-type="string">
            <text:p text:style-name="P3">TrafficStatPattern</text:p>
          </table:table-cell>
          <table:table-cell table:style-name="Table1.A2" office:value-type="string">
            <text:p text:style-name="P3">Pattern for traffic statistics</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lt;TR&gt;&lt;TD ALIGN=LEFT&gt;([\S.]*)&lt;/TD&gt;&lt;TD ALIGN=RIGHT&gt;([0-9]*)&lt;/TD&gt;</text:p>
          </table:table-cell>
        </table:table-row>
        <table:table-row>
          <table:table-cell table:style-name="Table1.A2" office:value-type="string">
            <text:p text:style-name="P3">TrafficTopPattern</text:p>
          </table:table-cell>
          <table:table-cell table:style-name="Table1.A2" office:value-type="string">
            <text:p text:style-name="P3">Pattern for TOP statistics</text:p>
          </table:table-cell>
          <table:table-cell table:style-name="Table1.A2" office:value-type="string">
            <text:p text:style-name="P3"/>
          </table:table-cell>
          <table:table-cell table:style-name="Table1.A2" office:value-type="string">
            <text:p text:style-name="P3">REG_SZ</text:p>
            <text:p text:style-name="P3">String value</text:p>
          </table:table-cell>
          <table:table-cell table:style-name="Table1.E2" office:value-type="string">
            <text:p text:style-name="P3">&lt;TR&gt;&lt;TD ALIGN=LEFT&gt;&lt;A HREF=#([\S.]*)&gt;([\S.]*) (([\S.]*))&lt;/A&gt;</text:p>
          </table:table-cell>
        </table:table-row>
        <table:table-row>
          <table:table-cell table:style-name="Table1.A2" office:value-type="string">
            <text:p text:style-name="P3">FirstDayOfTheWeek</text:p>
          </table:table-cell>
          <table:table-cell table:style-name="Table1.A2" office:value-type="string">
            <text:p text:style-name="P3">Specify first day of the week</text:p>
          </table:table-cell>
          <table:table-cell table:style-name="Table1.A2" office:value-type="string">
            <text:p text:style-name="P3"/>
          </table:table-cell>
          <table:table-cell table:style-name="Table1.A2" office:value-type="string">
            <text:p text:style-name="P3">REG_DWORD</text:p>
            <text:p text:style-name="P3">Decimal value</text:p>
            <text:p text:style-name="P3">(1 – Monday</text:p>
            <text:p text:style-name="P3">2 – Tuesday</text:p>
            <text:p text:style-name="P3">and so on)</text:p>
          </table:table-cell>
          <table:table-cell table:style-name="Table1.E12" office:value-type="float" office:value="1">
            <text:p text:style-name="P3">1</text:p>
          </table:table-cell>
        </table:table-row>
        <table:table-row>
          <table:table-cell table:style-name="Table1.A2" office:value-type="string">
            <text:p text:style-name="P3">TrafficRoundUp</text:p>
          </table:table-cell>
          <table:table-cell table:style-name="Table1.A2" office:value-type="string">
            <text:p text:style-name="P3">Specify is traffic can be round up</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f False)</text:p>
          </table:table-cell>
          <table:table-cell table:style-name="Table1.E2" office:value-type="string">
            <text:p text:style-name="P3">True</text:p>
          </table:table-cell>
        </table:table-row>
        <table:table-row>
          <table:table-cell table:style-name="Table1.A2" office:value-type="string">
            <text:p text:style-name="P3">DisplayNotify</text:p>
          </table:table-cell>
          <table:table-cell table:style-name="Table1.A2" office:value-type="string">
            <text:p text:style-name="P3">Enable notification of traffic every morning</text:p>
          </table:table-cell>
          <table:table-cell table:style-name="Table1.A2" office:value-type="string">
            <text:p text:style-name="P3">X</text:p>
          </table:table-cell>
          <table:table-cell table:style-name="Table1.A2" office:value-type="string">
            <text:p text:style-name="P3">REG_SZ</text:p>
            <text:p text:style-name="P3">String value</text:p>
            <text:p text:style-name="P3">(True or False)</text:p>
          </table:table-cell>
          <table:table-cell table:style-name="Table1.E2" office:value-type="string">
            <text:p text:style-name="P3">False</text:p>
          </table:table-cell>
        </table:table-row>
        <table:table-row>
          <table:table-cell table:style-name="Table1.A2" office:value-type="string">
            <text:p text:style-name="P3">TrayFontSize</text:p>
          </table:table-cell>
          <table:table-cell table:style-name="Table1.A2" office:value-type="string">
            <text:p text:style-name="P3">Specify font size for system tray digits</text:p>
          </table:table-cell>
          <table:table-cell table:style-name="Table1.A2" office:value-type="string">
            <text:p text:style-name="P3">X</text:p>
          </table:table-cell>
          <table:table-cell table:style-name="Table1.A2" office:value-type="string">
            <text:p text:style-name="P3">REG_DWORD</text:p>
            <text:p text:style-name="P3">Float value</text:p>
            <text:p text:style-name="P3">from 10 to 20</text:p>
          </table:table-cell>
          <table:table-cell table:style-name="Table1.E12" office:value-type="float" office:value="17">
            <text:p text:style-name="P3">17</text:p>
          </table:table-cell>
        </table:table-row>
        <table:table-row>
          <table:table-cell table:style-name="Table1.A2" office:value-type="string">
            <text:p text:style-name="P3">TrayFontName</text:p>
          </table:table-cell>
          <table:table-cell table:style-name="Table1.A2" office:value-type="string">
            <text:p text:style-name="P3">Specify font for system tray digits</text:p>
          </table:table-cell>
          <table:table-cell table:style-name="Table1.A2" office:value-type="string">
            <text:p text:style-name="P3">X</text:p>
          </table:table-cell>
          <table:table-cell table:style-name="Table1.A2" office:value-type="string">
            <text:p text:style-name="P3">REG_SZ</text:p>
            <text:p text:style-name="P3">String value</text:p>
            <text:p text:style-name="P3">Font name</text:p>
          </table:table-cell>
          <table:table-cell table:style-name="Table1.E2" office:value-type="string">
            <text:p text:style-name="P3">Calibri</text:p>
          </table:table-cell>
        </table:table-row>
      </table:table>
      <text:p text:style-name="P12"/>
      <text:p text:style-name="P12"><text:tab/>To easily configure some settings you can use debug form which can be started by using argument '/debug'. Just open command line and type '”Traffic Accounting.exe” /debug' from appropriate folder and hit 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MP2" style:family="paragraph" style:parent-style-name="Footer">
      <style:paragraph-properties fo:text-align="center" style:justify-single-word="false"/>
      <style:text-properties style:font-name="Tahoma"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ffic Accounting .NET 4.0 Draft User Manual</text:p>
      </style:header>
      <style:footer>
        <text:p text:style-name="MP2">Page <text:page-number text:select-page="current">5</text:page-number> out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exandr Fuks</meta:initial-creator>
    <meta:creation-date>2012-07-04T13:41:11.34</meta:creation-date>
    <dc:date>2013-02-20T15:52:10.91</dc:date>
    <dc:creator>Olexandr Fuks</dc:creator>
    <meta:editing-duration>PT02H48M40S</meta:editing-duration>
    <meta:editing-cycles>49</meta:editing-cycles>
    <meta:generator>OpenOffice.org/3.1$Win32 OpenOffice.org_project/310m11$Build-9399</meta:generator>
    <meta:document-statistic meta:table-count="1" meta:image-count="3" meta:object-count="0" meta:page-count="5" meta:paragraph-count="204" meta:word-count="1069" meta:character-count="6692"/>
  </office:meta>
</office:document-meta>
</file>